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5" style:family="table-row">
      <style:table-row-properties style:min-row-height="0.3146in"/>
    </style:style>
    <style:style style:name="P1" style:family="paragraph" style:parent-style-name="Table_20_Contents">
      <style:text-properties fo:font-weight="bold" officeooo:rsid="000c95a9" officeooo:paragraph-rsid="000c95a9" style:font-weight-asian="bold" style:font-weight-complex="bold"/>
    </style:style>
    <style:style style:name="P2" style:family="paragraph" style:parent-style-name="Table_20_Contents">
      <style:text-properties officeooo:rsid="000ca104" officeooo:paragraph-rsid="000ca104"/>
    </style:style>
    <style:style style:name="P3" style:family="paragraph" style:parent-style-name="Table_20_Contents">
      <style:text-properties officeooo:rsid="00114d92" officeooo:paragraph-rsid="00114d92"/>
    </style:style>
    <style:style style:name="P4" style:family="paragraph" style:parent-style-name="Text_20_body">
      <style:paragraph-properties fo:text-align="center" style:justify-single-word="false"/>
      <style:text-properties fo:font-size="14pt" officeooo:rsid="000c95a9" officeooo:paragraph-rsid="000c95a9" style:font-size-asian="12.25pt" style:font-size-complex="14pt"/>
    </style:style>
    <style:style style:name="P5" style:family="paragraph" style:parent-style-name="Text_20_body">
      <style:text-properties officeooo:rsid="00108560" officeooo:paragraph-rsid="00108560"/>
    </style:style>
    <style:style style:name="P6" style:family="paragraph" style:parent-style-name="Text_20_body">
      <style:text-properties officeooo:rsid="00114d92" officeooo:paragraph-rsid="00114d92"/>
    </style:style>
    <style:style style:name="P7" style:family="paragraph" style:parent-style-name="Text_20_body">
      <style:text-properties officeooo:rsid="00127597" officeooo:paragraph-rsid="00127597"/>
    </style:style>
    <style:style style:name="P8" style:family="paragraph" style:parent-style-name="Text_20_body">
      <style:text-properties style:text-underline-style="solid" style:text-underline-width="auto" style:text-underline-color="font-color" officeooo:rsid="00127597" officeooo:paragraph-rsid="00127597"/>
    </style:style>
    <style:style style:name="P9" style:family="paragraph" style:parent-style-name="Text_20_body">
      <style:text-properties officeooo:rsid="00127597" officeooo:paragraph-rsid="00127597"/>
    </style:style>
    <style:style style:name="P10" style:family="paragraph" style:parent-style-name="Text_20_body">
      <style:text-properties officeooo:rsid="00158de3" officeooo:paragraph-rsid="00158de3"/>
    </style:style>
    <style:style style:name="P11" style:family="paragraph" style:parent-style-name="Text_20_body">
      <style:text-properties style:text-underline-style="solid" style:text-underline-width="auto" style:text-underline-color="font-color" officeooo:rsid="00158de3" officeooo:paragraph-rsid="00158de3"/>
    </style:style>
    <style:style style:name="P12" style:family="paragraph" style:parent-style-name="Text_20_body">
      <style:text-properties officeooo:rsid="0016e454" officeooo:paragraph-rsid="0016e454"/>
    </style:style>
    <style:style style:name="T1" style:family="text">
      <style:text-properties fo:font-size="15pt" fo:font-weight="bold" officeooo:rsid="000c95a9" style:font-size-asian="15pt" style:font-weight-asian="bold" style:font-size-complex="15pt" style:font-weight-complex="bold"/>
    </style:style>
    <style:style style:name="T2" style:family="text">
      <style:text-properties fo:font-size="12pt" fo:font-weight="bold" officeooo:rsid="000c95a9" style:font-size-asian="10.5pt" style:font-weight-asian="bold" style:font-size-complex="12pt" style:font-weight-complex="bold"/>
    </style:style>
    <style:style style:name="T3" style:family="text">
      <style:text-properties fo:font-size="14pt" style:font-size-asian="14pt" style:font-size-complex="14pt"/>
    </style:style>
    <style:style style:name="T4" style:family="text">
      <style:text-properties officeooo:rsid="000ca1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4">Μήτρα Denavit Hartenberg</text:p>
      <table:table table:name="Table1" table:style-name="Table1">
        <table:table-column table:style-name="Table1.A" table:number-columns-repeated="5"/>
        <table:table-row table:style-name="TableLine94425787269664">
          <table:table-cell table:style-name="Table1.A1" office:value-type="string">
            <text:p text:style-name="P1">Σύνδεσμος i</text:p>
          </table:table-cell>
          <table:table-cell table:style-name="Table1.A1" office:value-type="string">
            <text:p text:style-name="Table_20_Contents"><text:s/><text:span text:style-name="T1">a</text:span><text:span text:style-name="T2">i</text:span></text:p>
          </table:table-cell>
          <table:table-cell table:style-name="Table1.A1" office:value-type="string">
            <text:p text:style-name="P1"><text:span text:style-name="T3">α</text:span>i</text:p>
          </table:table-cell>
          <table:table-cell table:style-name="Table1.A1" office:value-type="string">
            <text:p text:style-name="P1">di</text:p>
          </table:table-cell>
          <table:table-cell table:style-name="Table1.E1" office:value-type="string">
            <text:p text:style-name="P1">θi</text:p>
          </table:table-cell>
        </table:table-row>
        <table:table-row table:style-name="TableLine94425787363280">
          <table:table-cell table:style-name="Table1.A2" office:value-type="string">
            <text:p text:style-name="P2">2</text:p>
          </table:table-cell>
          <table:table-cell table:style-name="Table1.A2" office:value-type="string">
            <text:p text:style-name="P2">0</text:p>
          </table:table-cell>
          <table:table-cell table:style-name="Table1.A2" office:value-type="string">
            <text:p text:style-name="P2">90</text:p>
          </table:table-cell>
          <table:table-cell table:style-name="Table1.A2" office:value-type="string">
            <text:p text:style-name="P2">l1</text:p>
          </table:table-cell>
          <table:table-cell table:style-name="Table1.E2" office:value-type="string">
            <text:p text:style-name="P2">q1</text:p>
          </table:table-cell>
        </table:table-row>
        <table:table-row table:style-name="TableLine94425787364960">
          <table:table-cell table:style-name="Table1.A2" office:value-type="string">
            <text:p text:style-name="P2">3</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2">0</text:p>
          </table:table-cell>
          <table:table-cell table:style-name="Table1.E2" office:value-type="string">
            <text:p text:style-name="P2">q2</text:p>
          </table:table-cell>
        </table:table-row>
        <table:table-row table:style-name="TableLine94425787365936">
          <table:table-cell table:style-name="Table1.A2" office:value-type="string">
            <text:p text:style-name="P2">4</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2">0</text:p>
          </table:table-cell>
          <table:table-cell table:style-name="Table1.E2" office:value-type="string">
            <text:p text:style-name="P2">q3</text:p>
          </table:table-cell>
        </table:table-row>
        <table:table-row table:style-name="Table1.5">
          <table:table-cell table:style-name="Table1.A2" office:value-type="string">
            <text:p text:style-name="P2">5</text:p>
          </table:table-cell>
          <table:table-cell table:style-name="Table1.A2" office:value-type="string">
            <text:p text:style-name="P2">0</text:p>
          </table:table-cell>
          <table:table-cell table:style-name="Table1.A2" office:value-type="string">
            <text:p text:style-name="Table_20_Contents">-<text:span text:style-name="T4">90</text:span></text:p>
          </table:table-cell>
          <table:table-cell table:style-name="Table1.A2" office:value-type="string">
            <text:p text:style-name="P2">0</text:p>
          </table:table-cell>
          <table:table-cell table:style-name="Table1.E2" office:value-type="string">
            <text:p text:style-name="P2">q4</text:p>
          </table:table-cell>
        </table:table-row>
      </table:table>
      <text:p text:style-name="Text_20_body"/>
      <text:p text:style-name="Text_20_body"/>
      <text:p text:style-name="P5">Το ρομποτικό κύτταρο είναι διάταξη από ένα σύνολο μηχανισμών με πυρήνα ένα ρομποτικό χειριστή που συνεργάζονται για την επίτευξη ενός κοινού στόχου.Ο στόχος του πειράματος είναι η ταξινόμηση και εναπόθεση 6 αντικειμένων σε κατάλληλη θέση στην παλέτα ανάλογα με το υλικό και τις ιδιότητές του. Τα αντικείμενα είναι 2 πλαστικά, 2 μεταλλικά αφόρτιστα και 2 μεταλικά φορτισμένα.</text:p>
      <text:p text:style-name="P6">Επιμέρους εργαλεία:</text:p>
      <text:p text:style-name="P6">~Ρομποτικός χειριστής IR52C</text:p>
      <text:p text:style-name="P6">~Στοίβα</text:p>
      <text:p text:style-name="P6">~Παλέτα</text:p>
      <text:p text:style-name="P6">~Panic button</text:p>
      <text:p text:style-name="P6">~Compressor</text:p>
      <text:p text:style-name="P6"/>
      <text:p text:style-name="Table_20_Contents">Ο compressor παρέχει αέρα για τη λειτουργία κάποιων πνευματικών εμβόλων . Το panic button χρησιμεύει για να κόψει το ρεύμα σε περίπτωση που πάει κάτι στραβά.Προφανώς στη στοίβα μπαίνουνε τα 6 αντικείμενα, τα οποία θα τοποθετηθούν στη συνέχεια στην παλέτα.</text:p>
      <text:p text:style-name="Table_20_Contents"/>
      <text:p text:style-name="P3">Επιμέρους μηχανισμοί:</text:p>
      <text:p text:style-name="P3"/>
      <text:p text:style-name="P3">~Αισθητήρες:</text:p>
      <text:p text:style-name="P3"><text:tab/> A. Επαγωγικός → εντοπισμός μεταλλικού αντικειμένου</text:p>
      <text:p text:style-name="P3"><text:tab/>Β. Οπτικός → εντοπισμός αντικειμένου.</text:p>
      <text:p text:style-name="P3"><text:tab/>C. Χωρητικός(μίας πολικότητας) → εντοπισμός φορτισμένου αντικειμένου.</text:p>
      <text:p text:style-name="P3">~Ηλεκτροπνευματικά έμβολα:</text:p>
      <text:p text:style-name="P3"><text:tab/>1. Εξώθηση αντικειμένου από τη στοίβα.</text:p>
      <text:p text:style-name="P3"><text:tab/>2. Επικόλληση ετικέτας.</text:p>
      <text:p text:style-name="P6"/>
      <text:p text:style-name="P6"/>
      <text:p text:style-name="P7">O επαγωγικός αισθητήρας βρίσκεται στο κάτω μέρος της στοίβας. Ο οπτικός αισθητήρας είναι πορτοκαλί και βρίσκεται αριστερά της στοίβας.Ο χωρητικός αισθητήρας είναι μονής πολικότητας και βρίσκεται πίσω από το ρομποτικό χειριστή.Το έμβολο 1 λειτουργεί με πίεση αέρα και σπρώχνει <text:soft-page-break/>το αντικείμενο έξω από τη στοίβα.Το έμβολο 2 βρίσκεται αριστερά από το ρομποτικό χειριστή και χρησιμεύει στην επικόλληση ετικέτας.</text:p>
      <text:p text:style-name="P7"/>
      <text:p text:style-name="P8">Ρομποτικός χειριστής IR52C:</text:p>
      <text:p text:style-name="P7">~Bαθμοί ελευθερίας(DOFS):</text:p>
      <text:p text:style-name="P7"><text:tab/>→ 5 ανεξάρτητοι περιστροφικοί άξονες οδηγούμενοι από υψηλής απόδοσης σερβοκινητήρες</text:p>
      <text:p text:style-name="P7"><text:tab/>→ Πνευματική αρπαγή(gripper)</text:p>
      <text:p text:style-name="P7">~Έλεγχος θέσης μέσω αυξητικών κωδικοποιητών</text:p>
      <text:p text:style-name="P7">~Έλεγχος αυτοματοποίησης μέσω του προγραμματιστικού περιβάλλοντος PSI.</text:p>
      <text:p text:style-name="P7"/>
      <text:p text:style-name="P11">Συστήματα Συντεταγμένων:</text:p>
      <text:p text:style-name="P10">1.Παγκόσμιο(World): Σχετική μετατόπιση του end-effector στους άξονες xyz ενός σταθερού παγκόσμιου συστήματος συντεταγμένων.Διατήρηση του προσανατολισμού του end-effector</text:p>
      <text:p text:style-name="P10">2.Αξονικό(Axial):</text:p>
      <text:p text:style-name="P10"><text:tab/>~Απευθείας επενέργηση στους κινητήρες του βραχίονα(joint space)</text:p>
      <text:p text:style-name="P10"><text:tab/>~Σχετική μεταβολή της γωνίας στροφής της επιλεγμένης άρθρωσης</text:p>
      <text:p text:style-name="P10">3.Εργαλείου(Tool)</text:p>
      <text:p text:style-name="P10"><text:tab/>~Μετατόπισης-Σχετική μετατόπιση του end effector στο τοπικό σύστημα συντεταγμένων.</text:p>
      <text:p text:style-name="P10"><text:tab/>~Περιστροφής- Σχετική περιστροφή Roll-Pitch-Yaw(RPY) στο τοπικό Σύστημα Συντεταγμένων.</text:p>
      <text:p text:style-name="P10"/>
      <text:p text:style-name="P12">Στο παγκόσμιο σύστημα συντεταγμένων υπάρχει ένα σύστημα συντεταγμένων κάπου σταθερό στο χώρο.Μπορούμε να δώσουμε μία σχετική μετατόπιση xyz του τελικού στοιχείου δράσης ως προς αυτό το σύστημα συντεταγμένων.</text:p>
      <text:p text:style-name="P12"/>
      <text:p text:style-name="P12">Στο αξονικό σύστημα συντεταγμένων η μετατόπιση των γωνιών qi είναι σχετική.</text:p>
      <text:p text:style-name="P12"/>
      <text:p text:style-name="P12">Στο σύστημα συντεταγμένων του εργαλείου στη μετατόπιση έχουμε ότι είχαμε στο παγμόσμιο σύστημα συντεταγμένων με τη διαφορά ότι το σύστημα συντεταγμένων εδώ δεν είναι σταθερό κάπου στο χώρο αλλά είναι τοπικό στο τελικό στοιχείο δράσης.Η μετατόπιση είναι σχετική. To <text:s/>σύστημα συντεαγμένων σχετίζεται με το πού κοιτάει ο gripper.</text:p>
      <text:p text:style-name="P12"/>
      <text:p text:style-name="P12"/>
      <text:p text:style-name="P12"/>
      <text:p text:style-name="P10"><text:soft-page-break/></text:p>
      <text:p text:style-name="P10"><text:tab/></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2T23:49:54.327418762</meta:creation-date>
    <meta:generator>LibreOffice/6.4.7.2$Linux_X86_64 LibreOffice_project/40$Build-2</meta:generator>
    <dc:date>2021-11-25T17:06:11.025028766</dc:date>
    <meta:editing-duration>PT23H22M4S</meta:editing-duration>
    <meta:editing-cycles>3</meta:editing-cycles>
    <meta:document-statistic meta:table-count="1" meta:image-count="0" meta:object-count="0" meta:page-count="3" meta:paragraph-count="61" meta:word-count="396" meta:character-count="2883" meta:non-whitespace-character-count="2532"/>
  </office:meta>
</office:document-meta>
</file>